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9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ccff66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ccff66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cff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99ff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ccff66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fo:background-color="#ff99ff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10"/>
        <table:table-row table:style-name="ro1">
          <table:table-cell table:style-name="ce1" office:value-type="string" calcext:value-type="string">
            <text:p>Status Changes of a Fujitsu 100GB Before, During and After Scans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green=status change</text:p>
          </table:table-cell>
          <table:table-cell table:style-name="ce8" office:value-type="string" calcext:value-type="string">
            <text:p>pink=increasing numbers</text:p>
          </table:table-cell>
          <table:table-cell table:style-name="ce7" office:value-type="string" calcext:value-type="string">
            <text:p>yellow=erratic numbers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Idle, before any scans</text:p>
          </table:table-cell>
          <table:table-cell table:style-name="ce3" office:value-type="string" calcext:value-type="string">
            <text:p>short scanning</text:p>
          </table:table-cell>
          <table:table-cell table:style-name="ce3" office:value-type="string" calcext:value-type="string">
            <text:p>short scanning pt.2</text:p>
          </table:table-cell>
          <table:table-cell table:style-name="ce3" office:value-type="string" calcext:value-type="string">
            <text:p>short done</text:p>
          </table:table-cell>
          <table:table-cell table:style-name="ce11" office:value-type="string" calcext:value-type="string">
            <text:p>long running</text:p>
          </table:table-cell>
          <table:table-cell table:style-name="ce11" office:value-type="string" calcext:value-type="string">
            <text:p>powered off mid-test long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number-columns-repeated="4" table:style-name="ce4" office:value-type="string" calcext:value-type="string">
            <text:p>smartctl 6.4 2015-06-04 r4109 [x86_64-linux-3.18.25-std471-amd64] (local build)</text:p>
          </table:table-cell>
          <table:table-cell table:number-columns-repeated="2" table:style-name="ce12" office:value-type="string" calcext:value-type="string">
            <text:p>smartctl 6.4 2015-06-04 r4109 [x86_64-linux-3.18.25-std471-amd64] (local build)</text:p>
          </table:table-cell>
        </table:table-row>
        <table:table-row table:style-name="ro2">
          <table:table-cell table:number-columns-repeated="4" table:style-name="ce4" office:value-type="string" calcext:value-type="string">
            <text:p>Copyright (C) 2002-15, Bruce Allen, Christian Franke, www.smartmontools.org</text:p>
          </table:table-cell>
          <table:table-cell table:number-columns-repeated="2" table:style-name="ce12" office:value-type="string" calcext:value-type="string">
            <text:p>Copyright (C) 2002-15, Bruce Allen, Christian Franke, www.smartmontools.org</text:p>
          </table:table-cell>
        </table:table-row>
        <table:table-row table:style-name="ro2">
          <table:table-cell table:style-name="ce4" table:number-columns-repeated="4"/>
          <table:table-cell table:style-name="ce12" table:number-columns-repeated="2"/>
        </table:table-row>
        <table:table-row table:style-name="ro2">
          <table:table-cell table:style-name="ce4" table:formula="of:=== start of information section ===" office:value-type="string" office:string-value="" calcext:value-type="error">
            <text:p>Err:510</text:p>
          </table:table-cell>
          <table:table-cell table:style-name="ce4" table:formula="of:=== start of information section ===" office:value-type="string" office:string-value="" calcext:value-type="error">
            <text:p>Err:510</text:p>
          </table:table-cell>
          <table:table-cell table:style-name="ce4" table:formula="of:=== start of information section ===" office:value-type="string" office:string-value="" calcext:value-type="error">
            <text:p>Err:510</text:p>
          </table:table-cell>
          <table:table-cell table:style-name="ce4" table:formula="of:=== start of information section ===" office:value-type="string" office:string-value="" calcext:value-type="error">
            <text:p>Err:510</text:p>
          </table:table-cell>
          <table:table-cell table:style-name="ce12" table:formula="of:=== start of information section ===" office:value-type="string" office:string-value="" calcext:value-type="error">
            <text:p>Err:510</text:p>
          </table:table-cell>
          <table:table-cell table:style-name="ce12" table:formula="of:=== start of information section ===" office:value-type="string" office:string-value="" calcext:value-type="error">
            <text:p>Err:510</text:p>
          </table:table-cell>
        </table:table-row>
        <table:table-row table:style-name="ro2">
          <table:table-cell table:number-columns-repeated="4" table:style-name="ce4" office:value-type="string" calcext:value-type="string">
            <text:p>Model Family: <text:s text:c="4"/>Fujitsu MHV</text:p>
          </table:table-cell>
          <table:table-cell table:number-columns-repeated="2" table:style-name="ce12" office:value-type="string" calcext:value-type="string">
            <text:p>Model Family: <text:s text:c="4"/>Fujitsu MHV</text:p>
          </table:table-cell>
        </table:table-row>
        <table:table-row table:style-name="ro2">
          <table:table-cell table:number-columns-repeated="4" table:style-name="ce4" office:value-type="string" calcext:value-type="string">
            <text:p>Device Model: <text:s text:c="4"/>FUJITSU MHV2100BH</text:p>
          </table:table-cell>
          <table:table-cell table:number-columns-repeated="2" table:style-name="ce12" office:value-type="string" calcext:value-type="string">
            <text:p>Device Model: <text:s text:c="4"/>FUJITSU MHV2100BH</text:p>
          </table:table-cell>
        </table:table-row>
        <table:table-row table:style-name="ro2">
          <table:table-cell table:number-columns-repeated="4" table:style-name="ce4" office:value-type="string" calcext:value-type="string">
            <text:p>Serial Number: <text:s text:c="3"/>NW9GT662799J</text:p>
          </table:table-cell>
          <table:table-cell table:number-columns-repeated="2" table:style-name="ce12" office:value-type="string" calcext:value-type="string">
            <text:p>Serial Number: <text:s text:c="3"/>NW9GT662799J</text:p>
          </table:table-cell>
        </table:table-row>
        <table:table-row table:style-name="ro2">
          <table:table-cell table:number-columns-repeated="4" table:style-name="ce4" office:value-type="string" calcext:value-type="string">
            <text:p>Firmware Version: 0085002A</text:p>
          </table:table-cell>
          <table:table-cell table:number-columns-repeated="2" table:style-name="ce12" office:value-type="string" calcext:value-type="string">
            <text:p>Firmware Version: 0085002A</text:p>
          </table:table-cell>
        </table:table-row>
        <table:table-row table:style-name="ro2">
          <table:table-cell table:number-columns-repeated="4" table:style-name="ce4" office:value-type="string" calcext:value-type="string">
            <text:p>User Capacity: <text:s text:c="3"/>98,522,403,840 bytes [98.5 GB]</text:p>
          </table:table-cell>
          <table:table-cell table:number-columns-repeated="2" table:style-name="ce12" office:value-type="string" calcext:value-type="string">
            <text:p>User Capacity: <text:s text:c="3"/>98,522,403,840 bytes [98.5 GB]</text:p>
          </table:table-cell>
        </table:table-row>
        <table:table-row table:style-name="ro2">
          <table:table-cell table:number-columns-repeated="4" table:style-name="ce4" office:value-type="string" calcext:value-type="string">
            <text:p>Sector Size: <text:s text:c="5"/>512 bytes logical/physical</text:p>
          </table:table-cell>
          <table:table-cell table:number-columns-repeated="2" table:style-name="ce12" office:value-type="string" calcext:value-type="string">
            <text:p>Sector Size: <text:s text:c="5"/>512 bytes logical/physical</text:p>
          </table:table-cell>
        </table:table-row>
        <table:table-row table:style-name="ro2">
          <table:table-cell table:number-columns-repeated="4" table:style-name="ce4" office:value-type="string" calcext:value-type="string">
            <text:p>Device is: <text:s text:c="7"/>In smartctl database [for details use: -P show]</text:p>
          </table:table-cell>
          <table:table-cell table:number-columns-repeated="2" table:style-name="ce12" office:value-type="string" calcext:value-type="string">
            <text:p>Device is: <text:s text:c="7"/>In smartctl database [for details use: -P show]</text:p>
          </table:table-cell>
        </table:table-row>
        <table:table-row table:style-name="ro2">
          <table:table-cell table:number-columns-repeated="4" table:style-name="ce4" office:value-type="string" calcext:value-type="string">
            <text:p>ATA Version is: <text:s text:c="2"/>ATA/ATAPI-7 T13/1532D revision 4a</text:p>
          </table:table-cell>
          <table:table-cell table:number-columns-repeated="2" table:style-name="ce12" office:value-type="string" calcext:value-type="string">
            <text:p>ATA Version is: <text:s text:c="2"/>ATA/ATAPI-7 T13/1532D revision 4a</text:p>
          </table:table-cell>
        </table:table-row>
        <table:table-row table:style-name="ro2">
          <table:table-cell table:style-name="ce4" office:value-type="string" calcext:value-type="string">
            <text:p>Local Time is: <text:s text:c="3"/>Tue Nov <text:s/>7 15:15:46 2017 UTC</text:p>
          </table:table-cell>
          <table:table-cell table:style-name="ce4" office:value-type="string" calcext:value-type="string">
            <text:p>Local Time is: <text:s text:c="3"/>Tue Nov <text:s/>7 15:16:47 2017 UTC</text:p>
          </table:table-cell>
          <table:table-cell table:style-name="ce4" office:value-type="string" calcext:value-type="string">
            <text:p>Local Time is: <text:s text:c="3"/>Tue Nov <text:s/>7 15:17:27 2017 UTC</text:p>
          </table:table-cell>
          <table:table-cell table:style-name="ce4" office:value-type="string" calcext:value-type="string">
            <text:p>Local Time is: <text:s text:c="3"/>Tue Nov <text:s/>7 15:18:04 2017 UTC</text:p>
          </table:table-cell>
          <table:table-cell table:style-name="ce12" office:value-type="string" calcext:value-type="string">
            <text:p>Local Time is: <text:s text:c="3"/>Tue Nov <text:s/>7 15:20:47 2017 UTC</text:p>
          </table:table-cell>
          <table:table-cell table:style-name="ce12" office:value-type="string" calcext:value-type="string">
            <text:p>Local Time is: <text:s text:c="3"/>Tue Nov <text:s/>7 15:26:03 2017 UTC</text:p>
          </table:table-cell>
        </table:table-row>
        <table:table-row table:style-name="ro2">
          <table:table-cell table:number-columns-repeated="4" table:style-name="ce4" office:value-type="string" calcext:value-type="string">
            <text:p>SMART support is: Available - device has SMART capability.</text:p>
          </table:table-cell>
          <table:table-cell table:number-columns-repeated="2" table:style-name="ce12" office:value-type="string" calcext:value-type="string">
            <text:p>SMART support is: Available - device has SMART capability.</text:p>
          </table:table-cell>
        </table:table-row>
        <table:table-row table:style-name="ro2">
          <table:table-cell table:number-columns-repeated="4" table:style-name="ce4" office:value-type="string" calcext:value-type="string">
            <text:p>SMART support is: Enabled</text:p>
          </table:table-cell>
          <table:table-cell table:number-columns-repeated="2" table:style-name="ce12" office:value-type="string" calcext:value-type="string">
            <text:p>SMART support is: Enabled</text:p>
          </table:table-cell>
        </table:table-row>
        <table:table-row table:style-name="ro2">
          <table:table-cell table:style-name="ce4" table:number-columns-repeated="4"/>
          <table:table-cell table:style-name="ce12" table:number-columns-repeated="2"/>
        </table:table-row>
        <table:table-row table:style-name="ro2">
          <table:table-cell table:style-name="ce4" table:formula="of:=== start of enable/disable commands section ===" office:value-type="string" office:string-value="" calcext:value-type="error">
            <text:p>Err:510</text:p>
          </table:table-cell>
          <table:table-cell table:style-name="ce4" table:formula="of:=== start of enable/disable commands section ===" office:value-type="string" office:string-value="" calcext:value-type="error">
            <text:p>Err:510</text:p>
          </table:table-cell>
          <table:table-cell table:style-name="ce4" table:formula="of:=== start of enable/disable commands section ===" office:value-type="string" office:string-value="" calcext:value-type="error">
            <text:p>Err:510</text:p>
          </table:table-cell>
          <table:table-cell table:style-name="ce4" table:formula="of:=== start of enable/disable commands section ===" office:value-type="string" office:string-value="" calcext:value-type="error">
            <text:p>Err:510</text:p>
          </table:table-cell>
          <table:table-cell table:style-name="ce12" table:formula="of:=== start of enable/disable commands section ===" office:value-type="string" office:string-value="" calcext:value-type="error">
            <text:p>Err:510</text:p>
          </table:table-cell>
          <table:table-cell table:style-name="ce12" table:formula="of:=== start of enable/disable commands section ===" office:value-type="string" office:string-value="" calcext:value-type="error">
            <text:p>Err:510</text:p>
          </table:table-cell>
        </table:table-row>
        <table:table-row table:style-name="ro2">
          <table:table-cell table:number-columns-repeated="4" table:style-name="ce4" office:value-type="string" calcext:value-type="string">
            <text:p>SMART Enabled.</text:p>
          </table:table-cell>
          <table:table-cell table:number-columns-repeated="2" table:style-name="ce12" office:value-type="string" calcext:value-type="string">
            <text:p>SMART Enabled.</text:p>
          </table:table-cell>
        </table:table-row>
        <table:table-row table:style-name="ro2">
          <table:table-cell table:style-name="ce4" table:number-columns-repeated="4"/>
          <table:table-cell table:style-name="ce12" table:number-columns-repeated="2"/>
        </table:table-row>
        <table:table-row table:style-name="ro2">
          <table:table-cell table:style-name="ce4" table:formula="of:=== start of read smart data section ===" office:value-type="string" office:string-value="" calcext:value-type="error">
            <text:p>Err:510</text:p>
          </table:table-cell>
          <table:table-cell table:style-name="ce4" table:formula="of:=== start of read smart data section ===" office:value-type="string" office:string-value="" calcext:value-type="error">
            <text:p>Err:510</text:p>
          </table:table-cell>
          <table:table-cell table:style-name="ce4" table:formula="of:=== start of read smart data section ===" office:value-type="string" office:string-value="" calcext:value-type="error">
            <text:p>Err:510</text:p>
          </table:table-cell>
          <table:table-cell table:style-name="ce4" table:formula="of:=== start of read smart data section ===" office:value-type="string" office:string-value="" calcext:value-type="error">
            <text:p>Err:510</text:p>
          </table:table-cell>
          <table:table-cell table:style-name="ce12" table:formula="of:=== start of read smart data section ===" office:value-type="string" office:string-value="" calcext:value-type="error">
            <text:p>Err:510</text:p>
          </table:table-cell>
          <table:table-cell table:style-name="ce12" table:formula="of:=== start of read smart data section ===" office:value-type="string" office:string-value="" calcext:value-type="error">
            <text:p>Err:510</text:p>
          </table:table-cell>
        </table:table-row>
        <table:table-row table:style-name="ro2">
          <table:table-cell table:number-columns-repeated="6" office:value-type="string" calcext:value-type="string">
            <text:p>SMART overall-health self-assessment test result: PASSED</text:p>
          </table:table-cell>
        </table:table-row>
        <table:table-row table:style-name="ro2">
          <table:table-cell table:style-name="ce4" table:number-columns-repeated="4"/>
          <table:table-cell table:style-name="ce12" table:number-columns-repeated="2"/>
        </table:table-row>
        <table:table-row table:style-name="ro2">
          <table:table-cell table:number-columns-repeated="4" table:style-name="ce4" office:value-type="string" calcext:value-type="string">
            <text:p>General SMART Values:</text:p>
          </table:table-cell>
          <table:table-cell table:number-columns-repeated="2" table:style-name="ce12" office:value-type="string" calcext:value-type="string">
            <text:p>General SMART Values:</text:p>
          </table:table-cell>
        </table:table-row>
        <table:table-row table:style-name="ro2">
          <table:table-cell table:number-columns-repeated="4" table:style-name="ce4" office:value-type="string" calcext:value-type="string">
            <text:p>Offline data collection status: <text:s/>(0x00)Offline data collection activity</text:p>
          </table:table-cell>
          <table:table-cell table:number-columns-repeated="2" table:style-name="ce12" office:value-type="string" calcext:value-type="string">
            <text:p>Offline data collection status: <text:s/>(0x00)<text:tab/>Offline data collection activity</text:p>
          </table:table-cell>
        </table:table-row>
        <table:table-row table:style-name="ro2">
          <table:table-cell table:number-columns-repeated="4" table:style-name="ce4" office:value-type="string" calcext:value-type="string">
            <text:p>was never started.</text:p>
          </table:table-cell>
          <table:table-cell table:number-columns-repeated="2" table:style-name="ce12" office:value-type="string" calcext:value-type="string">
            <text:p><text:tab/><text:tab/><text:tab/><text:tab/><text:tab/>was never started.</text:p>
          </table:table-cell>
        </table:table-row>
        <table:table-row table:style-name="ro2">
          <table:table-cell table:number-columns-repeated="4" table:style-name="ce4" office:value-type="string" calcext:value-type="string">
            <text:p>Auto Offline Data Collection: Disabled.</text:p>
          </table:table-cell>
          <table:table-cell table:number-columns-repeated="2" table:style-name="ce12" office:value-type="string" calcext:value-type="string">
            <text:p><text:tab/><text:tab/><text:tab/><text:tab/><text:tab/>Auto Offline Data Collection: Disabled.</text:p>
          </table:table-cell>
        </table:table-row>
        <table:table-row table:style-name="ro2">
          <table:table-cell table:style-name="ce5" office:value-type="string" calcext:value-type="string">
            <text:p>Self-test execution status: <text:s text:c="5"/>( <text:s text:c="2"/>0)The previous self-test routine completed</text:p>
          </table:table-cell>
          <table:table-cell table:style-name="ce5" office:value-type="string" calcext:value-type="string">
            <text:p>Self-test execution status: <text:s text:c="5"/>( 249)Self-test routine in progress...</text:p>
          </table:table-cell>
          <table:table-cell table:style-name="ce5" office:value-type="string" calcext:value-type="string">
            <text:p>Self-test execution status: <text:s text:c="5"/>( 242)Self-test routine in progress...</text:p>
          </table:table-cell>
          <table:table-cell table:style-name="ce5" office:value-type="string" calcext:value-type="string">
            <text:p>Self-test execution status: <text:s text:c="5"/>( <text:s text:c="2"/>0)The previous self-test routine completed</text:p>
          </table:table-cell>
          <table:table-cell table:style-name="ce13" office:value-type="string" calcext:value-type="string">
            <text:p>Self-test execution status: <text:s text:c="5"/>( 249)<text:tab/>Self-test routine in progress...</text:p>
          </table:table-cell>
          <table:table-cell table:style-name="ce13" office:value-type="string" calcext:value-type="string">
            <text:p>Self-test execution status: <text:s text:c="5"/>( <text:s/>32)<text:tab/>The self-test routine was interrupted</text:p>
          </table:table-cell>
        </table:table-row>
        <table:table-row table:style-name="ro2">
          <table:table-cell table:style-name="ce6" office:value-type="string" calcext:value-type="string">
            <text:p>without error or no self-test has ever</text:p>
          </table:table-cell>
          <table:table-cell table:style-name="ce6" office:value-type="string" calcext:value-type="string">
            <text:p>90% of test remaining.</text:p>
          </table:table-cell>
          <table:table-cell table:style-name="ce6" office:value-type="string" calcext:value-type="string">
            <text:p>20% of test remaining.</text:p>
          </table:table-cell>
          <table:table-cell table:style-name="ce6" office:value-type="string" calcext:value-type="string">
            <text:p>without error or no self-test has ever</text:p>
          </table:table-cell>
          <table:table-cell table:style-name="ce13" office:value-type="string" calcext:value-type="string">
            <text:p><text:tab/><text:tab/><text:tab/><text:tab/><text:tab/>90% of test remaining.</text:p>
          </table:table-cell>
          <table:table-cell table:style-name="ce13" office:value-type="string" calcext:value-type="string">
            <text:p><text:tab/><text:tab/><text:tab/><text:tab/><text:tab/>by the host with a hard or soft reset.</text:p>
          </table:table-cell>
        </table:table-row>
        <table:table-row table:style-name="ro2">
          <table:table-cell table:style-name="ce6" office:value-type="string" calcext:value-type="string">
            <text:p>been run.</text:p>
          </table:table-cell>
          <table:table-cell table:style-name="ce6" table:number-columns-repeated="2"/>
          <table:table-cell table:style-name="ce6" office:value-type="string" calcext:value-type="string">
            <text:p>been run.</text:p>
          </table:table-cell>
          <table:table-cell table:style-name="ce13" table:number-columns-repeated="2"/>
        </table:table-row>
        <table:table-row table:style-name="ro2">
          <table:table-cell table:number-columns-repeated="4" table:style-name="ce4" office:value-type="string" calcext:value-type="string">
            <text:p>Total time to complete Offline</text:p>
          </table:table-cell>
          <table:table-cell table:number-columns-repeated="2" table:style-name="ce12" office:value-type="string" calcext:value-type="string">
            <text:p>Total time to complete Offline</text:p>
          </table:table-cell>
        </table:table-row>
        <table:table-row table:style-name="ro2">
          <table:table-cell table:number-columns-repeated="4" table:style-name="ce4" office:value-type="string" calcext:value-type="string">
            <text:p>data collection: ( <text:s/>591) seconds.</text:p>
          </table:table-cell>
          <table:table-cell table:number-columns-repeated="2" table:style-name="ce12" office:value-type="string" calcext:value-type="string">
            <text:p>data collection: <text:tab/><text:tab/>( <text:s/>591) seconds.</text:p>
          </table:table-cell>
        </table:table-row>
        <table:table-row table:style-name="ro2">
          <table:table-cell table:number-columns-repeated="4" table:style-name="ce4" office:value-type="string" calcext:value-type="string">
            <text:p>Offline data collection</text:p>
          </table:table-cell>
          <table:table-cell table:number-columns-repeated="2" table:style-name="ce12" office:value-type="string" calcext:value-type="string">
            <text:p>Offline data collection</text:p>
          </table:table-cell>
        </table:table-row>
        <table:table-row table:style-name="ro2">
          <table:table-cell table:number-columns-repeated="4" table:style-name="ce4" office:value-type="string" calcext:value-type="string">
            <text:p>capabilities: <text:s/>(0x7b) SMART execute Offline immediate.</text:p>
          </table:table-cell>
          <table:table-cell table:number-columns-repeated="2" table:style-name="ce12" office:value-type="string" calcext:value-type="string">
            <text:p>capabilities: <text:tab/><text:tab/><text:tab/> (0x7b) SMART execute Offline immediate.</text:p>
          </table:table-cell>
        </table:table-row>
        <table:table-row table:style-name="ro2">
          <table:table-cell table:number-columns-repeated="4" table:style-name="ce4" office:value-type="string" calcext:value-type="string">
            <text:p>Auto Offline data collection on/off support.</text:p>
          </table:table-cell>
          <table:table-cell table:number-columns-repeated="2" table:style-name="ce12" office:value-type="string" calcext:value-type="string">
            <text:p><text:tab/><text:tab/><text:tab/><text:tab/><text:tab/>Auto Offline data collection on/off support.</text:p>
          </table:table-cell>
        </table:table-row>
        <table:table-row table:style-name="ro2">
          <table:table-cell table:number-columns-repeated="4" table:style-name="ce4" office:value-type="string" calcext:value-type="string">
            <text:p>Suspend Offline collection upon new</text:p>
          </table:table-cell>
          <table:table-cell table:number-columns-repeated="2" table:style-name="ce12" office:value-type="string" calcext:value-type="string">
            <text:p><text:tab/><text:tab/><text:tab/><text:tab/><text:tab/>Suspend Offline collection upon new</text:p>
          </table:table-cell>
        </table:table-row>
        <table:table-row table:style-name="ro2">
          <table:table-cell table:number-columns-repeated="4" table:style-name="ce4" office:value-type="string" calcext:value-type="string">
            <text:p>command.</text:p>
          </table:table-cell>
          <table:table-cell table:number-columns-repeated="2" table:style-name="ce12" office:value-type="string" calcext:value-type="string">
            <text:p><text:tab/><text:tab/><text:tab/><text:tab/><text:tab/>command.</text:p>
          </table:table-cell>
        </table:table-row>
        <table:table-row table:style-name="ro2">
          <table:table-cell table:number-columns-repeated="4" table:style-name="ce4" office:value-type="string" calcext:value-type="string">
            <text:p>Offline surface scan supported.</text:p>
          </table:table-cell>
          <table:table-cell table:number-columns-repeated="2" table:style-name="ce12" office:value-type="string" calcext:value-type="string">
            <text:p><text:tab/><text:tab/><text:tab/><text:tab/><text:tab/>Offline surface scan supported.</text:p>
          </table:table-cell>
        </table:table-row>
        <table:table-row table:style-name="ro2">
          <table:table-cell table:number-columns-repeated="4" table:style-name="ce4" office:value-type="string" calcext:value-type="string">
            <text:p>Self-test supported.</text:p>
          </table:table-cell>
          <table:table-cell table:number-columns-repeated="2" table:style-name="ce12" office:value-type="string" calcext:value-type="string">
            <text:p><text:tab/><text:tab/><text:tab/><text:tab/><text:tab/>Self-test supported.</text:p>
          </table:table-cell>
        </table:table-row>
        <table:table-row table:style-name="ro2">
          <table:table-cell table:number-columns-repeated="4" table:style-name="ce4" office:value-type="string" calcext:value-type="string">
            <text:p>Conveyance Self-test supported.</text:p>
          </table:table-cell>
          <table:table-cell table:number-columns-repeated="2" table:style-name="ce12" office:value-type="string" calcext:value-type="string">
            <text:p><text:tab/><text:tab/><text:tab/><text:tab/><text:tab/>Conveyance Self-test supported.</text:p>
          </table:table-cell>
        </table:table-row>
        <table:table-row table:style-name="ro2">
          <table:table-cell table:number-columns-repeated="4" table:style-name="ce4" office:value-type="string" calcext:value-type="string">
            <text:p>Selective Self-test supported.</text:p>
          </table:table-cell>
          <table:table-cell table:number-columns-repeated="2" table:style-name="ce12" office:value-type="string" calcext:value-type="string">
            <text:p><text:tab/><text:tab/><text:tab/><text:tab/><text:tab/>Selective Self-test supported.</text:p>
          </table:table-cell>
        </table:table-row>
        <table:table-row table:style-name="ro2">
          <table:table-cell table:number-columns-repeated="4" table:style-name="ce4" office:value-type="string" calcext:value-type="string">
            <text:p>SMART capabilities: <text:s text:c="11"/>(0x0003)Saves SMART data before entering</text:p>
          </table:table-cell>
          <table:table-cell table:number-columns-repeated="2" table:style-name="ce12" office:value-type="string" calcext:value-type="string">
            <text:p>SMART capabilities: <text:s text:c="11"/>(0x0003)<text:tab/>Saves SMART data before entering</text:p>
          </table:table-cell>
        </table:table-row>
        <table:table-row table:style-name="ro2">
          <table:table-cell table:number-columns-repeated="4" table:style-name="ce4" office:value-type="string" calcext:value-type="string">
            <text:p>power-saving mode.</text:p>
          </table:table-cell>
          <table:table-cell table:number-columns-repeated="2" table:style-name="ce12" office:value-type="string" calcext:value-type="string">
            <text:p><text:tab/><text:tab/><text:tab/><text:tab/><text:tab/>power-saving mode.</text:p>
          </table:table-cell>
        </table:table-row>
        <table:table-row table:style-name="ro2">
          <table:table-cell table:number-columns-repeated="4" table:style-name="ce4" office:value-type="string" calcext:value-type="string">
            <text:p>Supports SMART auto save timer.</text:p>
          </table:table-cell>
          <table:table-cell table:number-columns-repeated="2" table:style-name="ce12" office:value-type="string" calcext:value-type="string">
            <text:p><text:tab/><text:tab/><text:tab/><text:tab/><text:tab/>Supports SMART auto save timer.</text:p>
          </table:table-cell>
        </table:table-row>
        <table:table-row table:style-name="ro2">
          <table:table-cell table:number-columns-repeated="4" table:style-name="ce4" office:value-type="string" calcext:value-type="string">
            <text:p>Error logging capability: <text:s text:c="7"/>(0x01)Error logging supported.</text:p>
          </table:table-cell>
          <table:table-cell table:number-columns-repeated="2" table:style-name="ce12" office:value-type="string" calcext:value-type="string">
            <text:p>Error logging capability: <text:s text:c="7"/>(0x01)<text:tab/>Error logging supported.</text:p>
          </table:table-cell>
        </table:table-row>
        <table:table-row table:style-name="ro2">
          <table:table-cell table:number-columns-repeated="4" table:style-name="ce4" office:value-type="string" calcext:value-type="string">
            <text:p>General Purpose Logging supported.</text:p>
          </table:table-cell>
          <table:table-cell table:number-columns-repeated="2" table:style-name="ce12" office:value-type="string" calcext:value-type="string">
            <text:p><text:tab/><text:tab/><text:tab/><text:tab/><text:tab/>General Purpose Logging supported.</text:p>
          </table:table-cell>
        </table:table-row>
        <table:table-row table:style-name="ro2">
          <table:table-cell table:number-columns-repeated="4" table:style-name="ce4" office:value-type="string" calcext:value-type="string">
            <text:p>Short self-test routine</text:p>
          </table:table-cell>
          <table:table-cell table:number-columns-repeated="2" table:style-name="ce12" office:value-type="string" calcext:value-type="string">
            <text:p>Short self-test routine</text:p>
          </table:table-cell>
        </table:table-row>
        <table:table-row table:style-name="ro2">
          <table:table-cell table:number-columns-repeated="4" table:style-name="ce4" office:value-type="string" calcext:value-type="string">
            <text:p>recommended polling time: <text:s/>( <text:s text:c="2"/>2) minutes.</text:p>
          </table:table-cell>
          <table:table-cell table:number-columns-repeated="2" table:style-name="ce12" office:value-type="string" calcext:value-type="string">
            <text:p>recommended polling time: <text:tab/> ( <text:s text:c="2"/>2) minutes.</text:p>
          </table:table-cell>
        </table:table-row>
        <table:table-row table:style-name="ro2">
          <table:table-cell table:number-columns-repeated="4" table:style-name="ce4" office:value-type="string" calcext:value-type="string">
            <text:p>Extended self-test routine</text:p>
          </table:table-cell>
          <table:table-cell table:number-columns-repeated="2" table:style-name="ce12" office:value-type="string" calcext:value-type="string">
            <text:p>Extended self-test routine</text:p>
          </table:table-cell>
        </table:table-row>
        <table:table-row table:style-name="ro2">
          <table:table-cell table:number-columns-repeated="4" table:style-name="ce4" office:value-type="string" calcext:value-type="string">
            <text:p>recommended polling time: <text:s/>( <text:s/>69) minutes.</text:p>
          </table:table-cell>
          <table:table-cell table:number-columns-repeated="2" table:style-name="ce12" office:value-type="string" calcext:value-type="string">
            <text:p>recommended polling time: <text:tab/> ( <text:s/>69) minutes.</text:p>
          </table:table-cell>
        </table:table-row>
        <table:table-row table:style-name="ro2">
          <table:table-cell table:number-columns-repeated="4" table:style-name="ce4" office:value-type="string" calcext:value-type="string">
            <text:p>Conveyance self-test routine</text:p>
          </table:table-cell>
          <table:table-cell table:number-columns-repeated="2" table:style-name="ce12" office:value-type="string" calcext:value-type="string">
            <text:p>Conveyance self-test routine</text:p>
          </table:table-cell>
        </table:table-row>
        <table:table-row table:style-name="ro2">
          <table:table-cell table:number-columns-repeated="4" table:style-name="ce4" office:value-type="string" calcext:value-type="string">
            <text:p>recommended polling time: <text:s/>( <text:s text:c="2"/>2) minutes.</text:p>
          </table:table-cell>
          <table:table-cell table:number-columns-repeated="2" table:style-name="ce12" office:value-type="string" calcext:value-type="string">
            <text:p>recommended polling time: <text:tab/> ( <text:s text:c="2"/>2) minutes.</text:p>
          </table:table-cell>
        </table:table-row>
        <table:table-row table:style-name="ro2">
          <table:table-cell table:number-columns-repeated="4" table:style-name="ce4" office:value-type="string" calcext:value-type="string">
            <text:p>SCT capabilities: <text:s text:c="7"/>(0x003d)SCT Status supported.</text:p>
          </table:table-cell>
          <table:table-cell table:number-columns-repeated="2" table:style-name="ce12" office:value-type="string" calcext:value-type="string">
            <text:p>SCT capabilities: <text:tab/> <text:s text:c="6"/>(0x003d)<text:tab/>SCT Status supported.</text:p>
          </table:table-cell>
        </table:table-row>
        <table:table-row table:style-name="ro2">
          <table:table-cell table:number-columns-repeated="4" table:style-name="ce4" office:value-type="string" calcext:value-type="string">
            <text:p>SCT Error Recovery Control supported.</text:p>
          </table:table-cell>
          <table:table-cell table:number-columns-repeated="2" table:style-name="ce12" office:value-type="string" calcext:value-type="string">
            <text:p><text:tab/><text:tab/><text:tab/><text:tab/><text:tab/>SCT Error Recovery Control supported.</text:p>
          </table:table-cell>
        </table:table-row>
        <table:table-row table:style-name="ro2">
          <table:table-cell table:number-columns-repeated="4" table:style-name="ce4" office:value-type="string" calcext:value-type="string">
            <text:p>SCT Feature Control supported.</text:p>
          </table:table-cell>
          <table:table-cell table:number-columns-repeated="2" table:style-name="ce12" office:value-type="string" calcext:value-type="string">
            <text:p><text:tab/><text:tab/><text:tab/><text:tab/><text:tab/>SCT Feature Control supported.</text:p>
          </table:table-cell>
        </table:table-row>
        <table:table-row table:style-name="ro2">
          <table:table-cell table:number-columns-repeated="4" table:style-name="ce4" office:value-type="string" calcext:value-type="string">
            <text:p>SCT Data Table supported.</text:p>
          </table:table-cell>
          <table:table-cell table:number-columns-repeated="2" table:style-name="ce12" office:value-type="string" calcext:value-type="string">
            <text:p><text:tab/><text:tab/><text:tab/><text:tab/><text:tab/>SCT Data Table supported.</text:p>
          </table:table-cell>
        </table:table-row>
        <table:table-row table:style-name="ro2">
          <table:table-cell table:style-name="ce4" table:number-columns-repeated="4"/>
          <table:table-cell table:style-name="ce12" table:number-columns-repeated="2"/>
        </table:table-row>
        <table:table-row table:style-name="ro2">
          <table:table-cell table:number-columns-repeated="4" table:style-name="ce4" office:value-type="string" calcext:value-type="string">
            <text:p>SMART Attributes Data Structure revision number: 16</text:p>
          </table:table-cell>
          <table:table-cell table:number-columns-repeated="2" table:style-name="ce12" office:value-type="string" calcext:value-type="string">
            <text:p>SMART Attributes Data Structure revision number: 16</text:p>
          </table:table-cell>
        </table:table-row>
        <table:table-row table:style-name="ro2">
          <table:table-cell table:number-columns-repeated="4" table:style-name="ce4" office:value-type="string" calcext:value-type="string">
            <text:p>Vendor Specific SMART Attributes with Thresholds:</text:p>
          </table:table-cell>
          <table:table-cell table:number-columns-repeated="2" table:style-name="ce12" office:value-type="string" calcext:value-type="string">
            <text:p>Vendor Specific SMART Attributes with Thresholds:</text:p>
          </table:table-cell>
        </table:table-row>
        <table:table-row table:style-name="ro2">
          <table:table-cell table:number-columns-repeated="4" table:style-name="ce4" office:value-type="string" calcext:value-type="string">
            <text:p>ID# ATTRIBUTE_NAME <text:s text:c="9"/>FLAG <text:s text:c="4"/>VALUE WORST THRESH TYPE <text:s text:c="5"/>UPDATED <text:s/>WHEN_FAILED RAW_VALUE</text:p>
          </table:table-cell>
          <table:table-cell table:number-columns-repeated="2" table:style-name="ce12" office:value-type="string" calcext:value-type="string">
            <text:p>ID# ATTRIBUTE_NAME <text:s text:c="9"/>FLAG <text:s text:c="4"/>VALUE WORST THRESH TYPE <text:s text:c="5"/>UPDATED <text:s/>WHEN_FAILED RAW_VALUE</text:p>
          </table:table-cell>
        </table:table-row>
        <table:table-row table:style-name="ro2">
          <table:table-cell table:style-name="ce7"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8992</text:p>
          </table:table-cell>
          <table:table-cell table:style-name="ce7"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9483</text:p>
          </table:table-cell>
          <table:table-cell table:style-name="ce7"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809</text:p>
          </table:table-cell>
          <table:table-cell table:style-name="ce7"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205553</text:p>
          </table:table-cell>
          <table:table-cell table:style-name="ce14"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206428</text:p>
          </table:table-cell>
          <table:table-cell table:style-name="ce14"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16696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 text:c="2"/>2 Throughput_Performance <text:s/>0x0004 <text:s text:c="2"/>100 <text:s text:c="2"/>100 <text:s text:c="2"/>000 <text:s text:c="3"/>Old_age <text:s text:c="2"/>Offline <text:s text:c="5"/>- <text:s text:c="6"/>27000832</text:p>
          </table:table-cell>
          <table:table-cell table:number-columns-repeated="2" table:style-name="ce12" office:value-type="string" calcext:value-type="string">
            <text:p><text:s text:c="2"/>2 Throughput_Performance <text:s/>0x0004 <text:s text:c="2"/>100 <text:s text:c="2"/>100 <text:s text:c="2"/>000 <text:s text:c="3"/>Old_age <text:s text:c="2"/>Offline <text:s text:c="5"/>- <text:s text:c="6"/>27000832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 text:c="2"/>3 Spin_Up_Time <text:s text:c="11"/>0x0003 <text:s text:c="2"/>100 <text:s text:c="2"/>100 <text:s text:c="2"/>025 <text:s text:c="3"/>Pre-fail <text:s/>Always <text:s text:c="6"/>- <text:s text:c="6"/>1</text:p>
          </table:table-cell>
          <table:table-cell table:style-name="ce12" office:value-type="string" calcext:value-type="string">
            <text:p><text:s text:c="2"/>3 Spin_Up_Time <text:s text:c="11"/>0x0003 <text:s text:c="2"/>100 <text:s text:c="2"/>100 <text:s text:c="2"/>025 <text:s text:c="3"/>Pre-fail <text:s/>Always <text:s text:c="6"/>- <text:s text:c="6"/>1</text:p>
          </table:table-cell>
          <table:table-cell table:style-name="ce12" office:value-type="string" calcext:value-type="string">
            <text:p><text:s text:c="2"/>3 Spin_Up_Time <text:s text:c="11"/>0x0003 <text:s text:c="2"/>100 <text:s text:c="2"/>100 <text:s text:c="2"/>025 <text:s text:c="3"/>Pre-fail <text:s/>Always <text:s text:c="6"/>- <text:s text:c="6"/>0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 text:c="2"/>4 Start_Stop_Count <text:s text:c="7"/>0x0032 <text:s text:c="2"/>099 <text:s text:c="2"/>099 <text:s text:c="2"/>000 <text:s text:c="3"/>Old_age <text:s text:c="2"/>Always <text:s text:c="6"/>- <text:s text:c="6"/>3245</text:p>
          </table:table-cell>
          <table:table-cell table:style-name="ce12" office:value-type="string" calcext:value-type="string">
            <text:p><text:s text:c="2"/>4 Start_Stop_Count <text:s text:c="7"/>0x0032 <text:s text:c="2"/>099 <text:s text:c="2"/>099 <text:s text:c="2"/>000 <text:s text:c="3"/>Old_age <text:s text:c="2"/>Always <text:s text:c="6"/>- <text:s text:c="6"/>3245</text:p>
          </table:table-cell>
          <table:table-cell table:style-name="ce12" office:value-type="string" calcext:value-type="string">
            <text:p><text:s text:c="2"/>4 Start_Stop_Count <text:s text:c="7"/>0x0032 <text:s text:c="2"/>099 <text:s text:c="2"/>099 <text:s text:c="2"/>000 <text:s text:c="3"/>Old_age <text:s text:c="2"/>Always <text:s text:c="6"/>- <text:s text:c="6"/>3246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 text:c="2"/>5 Reallocated_Sector_Ct <text:s text:c="2"/>0x0033 <text:s text:c="2"/>100 <text:s text:c="2"/>100 <text:s text:c="2"/>024 <text:s text:c="3"/>Pre-fail <text:s/>Always <text:s text:c="6"/>- <text:s text:c="6"/>0 (2000 0)</text:p>
          </table:table-cell>
          <table:table-cell table:number-columns-repeated="2" table:style-name="ce12" office:value-type="string" calcext:value-type="string">
            <text:p><text:s text:c="2"/>5 Reallocated_Sector_Ct <text:s text:c="2"/>0x0033 <text:s text:c="2"/>100 <text:s text:c="2"/>100 <text:s text:c="2"/>024 <text:s text:c="3"/>Pre-fail <text:s/>Always <text:s text:c="6"/>- <text:s text:c="6"/>0 (2000 0)</text:p>
          </table:table-cell>
        </table:table-row>
        <table:table-row table:style-name="ro2">
          <table:table-cell table:style-name="ce4"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3605</text:p>
          </table:table-cell>
          <table:table-cell table:style-name="ce4"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2</text:p>
          </table:table-cell>
          <table:table-cell table:style-name="ce4"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2461</text:p>
          </table:table-cell>
          <table:table-cell table:style-name="ce4"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2851</text:p>
          </table:table-cell>
          <table:table-cell table:style-name="ce12"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3729</text:p>
          </table:table-cell>
          <table:table-cell table:style-name="ce12"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740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 text:c="2"/>8 Seek_Time_Performance <text:s text:c="2"/>0x0004 <text:s text:c="2"/>100 <text:s text:c="2"/>100 <text:s text:c="2"/>000 <text:s text:c="3"/>Old_age <text:s text:c="2"/>Offline <text:s text:c="5"/>- <text:s text:c="6"/>0</text:p>
          </table:table-cell>
          <table:table-cell table:number-columns-repeated="2" table:style-name="ce12" office:value-type="string" calcext:value-type="string">
            <text:p><text:s text:c="2"/>8 Seek_Time_Performance <text:s text:c="2"/>0x0004 <text:s text:c="2"/>100 <text:s text:c="2"/>100 <text:s text:c="2"/>000 <text:s text:c="3"/>Old_age <text:s text:c="2"/>Offline <text:s text:c="5"/>- <text:s text:c="6"/>0</text:p>
          </table:table-cell>
        </table:table-row>
        <table:table-row table:style-name="ro2">
          <table:table-cell table:style-name="ce8"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24m+21s</text:p>
          </table:table-cell>
          <table:table-cell table:style-name="ce8"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25m+21s</text:p>
          </table:table-cell>
          <table:table-cell table:style-name="ce8"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26m+02s</text:p>
          </table:table-cell>
          <table:table-cell table:style-name="ce8"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26m+39s</text:p>
          </table:table-cell>
          <table:table-cell table:style-name="ce15"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29m+22s</text:p>
          </table:table-cell>
          <table:table-cell table:style-name="ce15"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2h+34m+29s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/>10 Spin_Retry_Count <text:s text:c="7"/>0x0012 <text:s text:c="2"/>100 <text:s text:c="2"/>100 <text:s text:c="2"/>000 <text:s text:c="3"/>Old_age <text:s text:c="2"/>Always <text:s text:c="6"/>- <text:s text:c="6"/>0</text:p>
          </table:table-cell>
          <table:table-cell table:number-columns-repeated="2" table:style-name="ce12" office:value-type="string" calcext:value-type="string">
            <text:p><text:s/>10 Spin_Retry_Count <text:s text:c="7"/>0x0012 <text:s text:c="2"/>100 <text:s text:c="2"/>100 <text:s text:c="2"/>000 <text:s text:c="3"/>Old_age <text:s text:c="2"/>Always <text:s text:c="6"/>- <text:s text:c="6"/>0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3226</text:p>
          </table:table-cell>
          <table:table-cell table:style-name="ce12"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3226</text:p>
          </table:table-cell>
          <table:table-cell table:style-name="ce12"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3227</text:p>
          </table:table-cell>
        </table:table-row>
        <table:table-row table:style-name="ro2">
          <table:table-cell table:number-columns-repeated="4" table:style-name="ce4"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104</text:p>
          </table:table-cell>
          <table:table-cell table:number-columns-repeated="2" table:style-name="ce12"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104</text:p>
          </table:table-cell>
        </table:table-row>
        <table:table-row table:style-name="ro2">
          <table:table-cell table:style-name="ce8"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14</text:p>
          </table:table-cell>
          <table:table-cell table:number-columns-repeated="2" table:style-name="ce8"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15</text:p>
          </table:table-cell>
          <table:table-cell table:style-name="ce8"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16</text:p>
          </table:table-cell>
          <table:table-cell table:style-name="ce15"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17</text:p>
          </table:table-cell>
          <table:table-cell table:style-name="ce15"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24</text:p>
          </table:table-cell>
        </table:table-row>
        <table:table-row table:style-name="ro2">
          <table:table-cell table:number-columns-repeated="3"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4 (Min/Max -4/77)</text:p>
          </table:table-cell>
          <table:table-cell table:style-name="ce8"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5 (Min/Max -4/77)</text:p>
          </table:table-cell>
          <table:table-cell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5 (Min/Max -4/77)</text:p>
          </table:table-cell>
          <table:table-cell table:style-name="ce15"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7 (Min/Max -4/77)</text:p>
          </table:table-cell>
        </table:table-row>
        <table:table-row table:style-name="ro2">
          <table:table-cell table:style-name="ce7"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4261</text:p>
          </table:table-cell>
          <table:table-cell table:style-name="ce7"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4286</text:p>
          </table:table-cell>
          <table:table-cell table:style-name="ce7"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271</text:p>
          </table:table-cell>
          <table:table-cell table:style-name="ce7"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7471</text:p>
          </table:table-cell>
          <table:table-cell table:style-name="ce14"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7542</text:p>
          </table:table-cell>
          <table:table-cell table:style-name="ce14"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7158</text:p>
          </table:table-cell>
        </table:table-row>
        <table:table-row table:style-name="ro2">
          <table:table-cell table:number-columns-repeated="4" table:style-name="ce4"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0 (0 6818)</text:p>
          </table:table-cell>
          <table:table-cell table:number-columns-repeated="2" table:style-name="ce12"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0 (0 6818)</text:p>
          </table:table-cell>
        </table:table-row>
        <table:table-row table:style-name="ro2">
          <table:table-cell table:number-columns-repeated="4" table:style-name="ce4"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  <table:table-cell table:number-columns-repeated="2" table:style-name="ce12"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</table:table-row>
        <table:table-row table:style-name="ro2">
          <table:table-cell table:number-columns-repeated="4" table:style-name="ce4"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  <table:table-cell table:number-columns-repeated="2" table:style-name="ce12"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</table:table-row>
        <table:table-row table:style-name="ro2">
          <table:table-cell table:number-columns-repeated="4" table:style-name="ce4"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  <table:table-cell table:number-columns-repeated="2" table:style-name="ce12"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</table:table-row>
        <table:table-row table:style-name="ro2">
          <table:table-cell table:number-columns-repeated="4" table:style-name="ce4" office:value-type="string" calcext:value-type="string">
            <text:p>200 Multi_Zone_Error_Rate <text:s text:c="2"/>0x000e <text:s text:c="2"/>100 <text:s text:c="2"/>100 <text:s text:c="2"/>000 <text:s text:c="3"/>Old_age <text:s text:c="2"/>Always <text:s text:c="6"/>- <text:s text:c="6"/>31699</text:p>
          </table:table-cell>
          <table:table-cell table:number-columns-repeated="2" table:style-name="ce12" office:value-type="string" calcext:value-type="string">
            <text:p>200 Multi_Zone_Error_Rate <text:s text:c="2"/>0x000e <text:s text:c="2"/>100 <text:s text:c="2"/>100 <text:s text:c="2"/>000 <text:s text:c="3"/>Old_age <text:s text:c="2"/>Always <text:s text:c="6"/>- <text:s text:c="6"/>31699</text:p>
          </table:table-cell>
        </table:table-row>
        <table:table-row table:style-name="ro2">
          <table:table-cell table:style-name="ce7"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2632742272560</text:p>
          </table:table-cell>
          <table:table-cell table:style-name="ce7"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3732273888803</text:p>
          </table:table-cell>
          <table:table-cell table:style-name="ce7"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429512850031</text:p>
          </table:table-cell>
          <table:table-cell table:style-name="ce7"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3732254228131</text:p>
          </table:table-cell>
          <table:table-cell table:style-name="ce14"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3732275658232</text:p>
          </table:table-cell>
          <table:table-cell table:style-name="ce14"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3732251999856</text:p>
          </table:table-cell>
        </table:table-row>
        <table:table-row table:style-name="ro2">
          <table:table-cell table:number-columns-repeated="4" table:style-name="ce4" office:value-type="string" calcext:value-type="string">
            <text:p>240 Head_Flying_Hours <text:s text:c="6"/>0x003e <text:s text:c="2"/>200 <text:s text:c="2"/>200 <text:s text:c="2"/>000 <text:s text:c="3"/>Old_age <text:s text:c="2"/>Always <text:s text:c="6"/>- <text:s text:c="6"/>0</text:p>
          </table:table-cell>
          <table:table-cell table:number-columns-repeated="2" table:style-name="ce12" office:value-type="string" calcext:value-type="string">
            <text:p>240 Head_Flying_Hours <text:s text:c="6"/>0x003e <text:s text:c="2"/>200 <text:s text:c="2"/>200 <text:s text:c="2"/>000 <text:s text:c="3"/>Old_age <text:s text:c="2"/>Always <text:s text:c="6"/>- <text:s text:c="6"/>0</text:p>
          </table:table-cell>
        </table:table-row>
        <table:table-row table:style-name="ro2">
          <table:table-cell table:style-name="ce4" table:number-columns-repeated="4"/>
          <table:table-cell table:style-name="ce12" table:number-columns-repeated="2"/>
        </table:table-row>
        <table:table-row table:style-name="ro2">
          <table:table-cell table:number-columns-repeated="4" table:style-name="ce4" office:value-type="string" calcext:value-type="string">
            <text:p>SMART Error Log Version: 1</text:p>
          </table:table-cell>
          <table:table-cell table:number-columns-repeated="2" table:style-name="ce12" office:value-type="string" calcext:value-type="string">
            <text:p>SMART Error Log Version: 1</text:p>
          </table:table-cell>
        </table:table-row>
        <table:table-row table:style-name="ro2">
          <table:table-cell table:number-columns-repeated="4" table:style-name="ce4" office:value-type="string" calcext:value-type="string">
            <text:p>No Errors Logged</text:p>
          </table:table-cell>
          <table:table-cell table:number-columns-repeated="2" table:style-name="ce12" office:value-type="string" calcext:value-type="string">
            <text:p>No Errors Logged</text:p>
          </table:table-cell>
        </table:table-row>
        <table:table-row table:style-name="ro2">
          <table:table-cell table:style-name="ce4" table:number-columns-repeated="4"/>
          <table:table-cell table:style-name="ce12" table:number-columns-repeated="2"/>
        </table:table-row>
        <table:table-row table:style-name="ro2">
          <table:table-cell table:number-columns-repeated="4" table:style-name="ce4" office:value-type="string" calcext:value-type="string">
            <text:p>SMART Self-test log structure revision number 1</text:p>
          </table:table-cell>
          <table:table-cell table:number-columns-repeated="2" table:style-name="ce12" office:value-type="string" calcext:value-type="string">
            <text:p>SMART Self-test log structure revision number 1</text:p>
          </table:table-cell>
        </table:table-row>
        <table:table-row table:style-name="ro2">
          <table:table-cell table:number-columns-repeated="4" table:style-name="ce4"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table:number-columns-repeated="2" table:style-name="ce12" office:value-type="string" calcext:value-type="string">
            <text:p>Num <text:s/>Test_Description <text:s text:c="3"/>Status <text:s text:c="17"/>Remaining <text:s/>LifeTime(hours) <text:s/>LBA_of_first_error</text:p>
          </table:table-cell>
        </table:table-row>
        <table:table-row table:style-name="ro2">
          <table:table-cell table:number-columns-repeated="3" office:value-type="string" calcext:value-type="string">
            <text:p># 1 <text:s/>Extended offline <text:s text:c="3"/>Completed without error <text:s text:c="6"/>00% <text:s text:c="4"/>24805 <text:s text:c="8"/>-</text:p>
          </table:table-cell>
          <table:table-cell table:style-name="ce6" office:value-type="string" calcext:value-type="string">
            <text:p># 1 <text:s/>Short offline <text:s text:c="6"/>Completed without error <text:s text:c="6"/>00% <text:s text:c="4"/>24812 <text:s text:c="8"/>-</text:p>
          </table:table-cell>
          <table:table-cell table:number-columns-repeated="2" table:style-name="ce13" office:value-type="string" calcext:value-type="string">
            <text:p># 1 <text:s/>Short offline <text:s text:c="6"/>Completed without error <text:s text:c="6"/>00% <text:s text:c="4"/>24812 <text:s text:c="8"/>-</text:p>
          </table:table-cell>
        </table:table-row>
        <table:table-row table:style-name="ro2">
          <table:table-cell table:number-columns-repeated="3" office:value-type="string" calcext:value-type="string">
            <text:p># 2 <text:s/>Short offline <text:s text:c="6"/>Completed without error <text:s text:c="6"/>00% <text:s text:c="8"/>0 <text:s text:c="8"/>-</text:p>
          </table:table-cell>
          <table:table-cell table:number-columns-repeated="3" office:value-type="string" calcext:value-type="string">
            <text:p># 2 <text:s/>Extended offline <text:s text:c="3"/>Completed without error <text:s text:c="6"/>00% <text:s text:c="4"/>24805 <text:s text:c="8"/>-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# 3 <text:s/>Short offline <text:s text:c="6"/>Completed without error <text:s text:c="6"/>00% <text:s text:c="8"/>0 <text:s text:c="8"/>-</text:p>
          </table:table-cell>
          <table:table-cell table:number-columns-repeated="2" office:value-type="string" calcext:value-type="string">
            <text:p># 3 <text:s/>Short offline <text:s text:c="6"/>Completed without error <text:s text:c="6"/>00% <text:s text:c="8"/>0 <text:s text:c="8"/>-</text:p>
          </table:table-cell>
        </table:table-row>
        <table:table-row table:style-name="ro2">
          <table:table-cell table:style-name="ce4" table:number-columns-repeated="4"/>
          <table:table-cell table:style-name="ce12" table:number-columns-repeated="2"/>
        </table:table-row>
        <table:table-row table:style-name="ro2">
          <table:table-cell table:number-columns-repeated="4" table:style-name="ce4" office:value-type="string" calcext:value-type="string">
            <text:p>SMART Selective self-test log data structure revision number 1</text:p>
          </table:table-cell>
          <table:table-cell table:number-columns-repeated="2" table:style-name="ce12" office:value-type="string" calcext:value-type="string">
            <text:p>SMART Selective self-test log data structure revision number 1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/>SPAN <text:s/>MIN_LBA <text:s/>MAX_LBA <text:s/>CURRENT_TEST_STATUS</text:p>
          </table:table-cell>
          <table:table-cell table:number-columns-repeated="2" table:style-name="ce12" office:value-type="string" calcext:value-type="string">
            <text:p><text:s/>SPAN <text:s/>MIN_LBA <text:s/>MAX_LBA <text:s/>CURRENT_TEST_STATUS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 text:c="4"/>1 <text:s text:c="7"/>0 <text:s text:c="7"/>0 <text:s/>Not_testing</text:p>
          </table:table-cell>
          <table:table-cell table:number-columns-repeated="2" table:style-name="ce12" office:value-type="string" calcext:value-type="string">
            <text:p><text:s text:c="4"/>1 <text:s text:c="7"/>0 <text:s text:c="7"/>0 <text:s/>Not_testing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 text:c="4"/>2 <text:s text:c="7"/>0 <text:s text:c="7"/>0 <text:s/>Not_testing</text:p>
          </table:table-cell>
          <table:table-cell table:number-columns-repeated="2" table:style-name="ce12" office:value-type="string" calcext:value-type="string">
            <text:p><text:s text:c="4"/>2 <text:s text:c="7"/>0 <text:s text:c="7"/>0 <text:s/>Not_testing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 text:c="4"/>3 <text:s text:c="7"/>0 <text:s text:c="7"/>0 <text:s/>Not_testing</text:p>
          </table:table-cell>
          <table:table-cell table:number-columns-repeated="2" table:style-name="ce12" office:value-type="string" calcext:value-type="string">
            <text:p><text:s text:c="4"/>3 <text:s text:c="7"/>0 <text:s text:c="7"/>0 <text:s/>Not_testing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 text:c="4"/>4 <text:s text:c="7"/>0 <text:s text:c="7"/>0 <text:s/>Not_testing</text:p>
          </table:table-cell>
          <table:table-cell table:number-columns-repeated="2" table:style-name="ce12" office:value-type="string" calcext:value-type="string">
            <text:p><text:s text:c="4"/>4 <text:s text:c="7"/>0 <text:s text:c="7"/>0 <text:s/>Not_testing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 text:c="4"/>5 <text:s text:c="7"/>0 <text:s text:c="7"/>0 <text:s/>Not_testing</text:p>
          </table:table-cell>
          <table:table-cell table:number-columns-repeated="2" table:style-name="ce12" office:value-type="string" calcext:value-type="string">
            <text:p><text:s text:c="4"/>5 <text:s text:c="7"/>0 <text:s text:c="7"/>0 <text:s/>Not_testing</text:p>
          </table:table-cell>
        </table:table-row>
        <table:table-row table:style-name="ro2">
          <table:table-cell table:number-columns-repeated="4" table:style-name="ce4" office:value-type="string" calcext:value-type="string">
            <text:p>Selective self-test flags (0x0):</text:p>
          </table:table-cell>
          <table:table-cell table:number-columns-repeated="2" table:style-name="ce12" office:value-type="string" calcext:value-type="string">
            <text:p>Selective self-test flags (0x0):</text:p>
          </table:table-cell>
        </table:table-row>
        <table:table-row table:style-name="ro2">
          <table:table-cell table:number-columns-repeated="4" table:style-name="ce4" office:value-type="string" calcext:value-type="string">
            <text:p><text:s text:c="2"/>After scanning selected spans, do NOT read-scan remainder of disk.</text:p>
          </table:table-cell>
          <table:table-cell table:number-columns-repeated="2" table:style-name="ce12" office:value-type="string" calcext:value-type="string">
            <text:p><text:s text:c="2"/>After scanning selected spans, do NOT read-scan remainder of disk.</text:p>
          </table:table-cell>
        </table:table-row>
        <table:table-row table:style-name="ro2">
          <table:table-cell table:number-columns-repeated="4" table:style-name="ce4" office:value-type="string" calcext:value-type="string">
            <text:p>If Selective self-test is pending on power-up, resume after 0 minute delay.</text:p>
          </table:table-cell>
          <table:table-cell table:number-columns-repeated="2" table:style-name="ce12" office:value-type="string" calcext:value-type="string">
            <text:p>If Selective self-test is pending on power-up, resume after 0 minute delay.</text:p>
          </table:table-cell>
        </table:table-row>
        <table:table-row table:style-name="ro2" table:number-rows-repeated="104847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00-00-00</text:date>, <text:time style:data-style-name="N2" text:time-value="14:20:13.604755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20:14.080735511</meta:creation-date>
    <meta:generator>LibreOffice/5.1.6.2$Linux_X86_64 LibreOffice_project/10m0$Build-2</meta:generator>
    <dc:date>2017-11-09T00:38:35.743416669</dc:date>
    <meta:editing-duration>PT1H52M30S</meta:editing-duration>
    <meta:editing-cycles>6</meta:editing-cycles>
    <meta:document-statistic meta:table-count="1" meta:cell-count="555" meta:object-count="0"/>
  </office:meta>
</office:document-meta>
</file>